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adornments="标准" style:font-family-generic="modern" style:font-pitch="fixed"/>
    <style:font-face style:name="DejaVu Sans Mono" svg:font-family="'DejaVu Sans Mono'" style:font-adornments="粗体" style:font-family-generic="modern" style:font-pitch="fixed"/>
    <style:font-face style:name="楷体_GB2312" svg:font-family="楷体_GB2312" style:font-adornments="Regular" style:font-family-generic="modern" style:font-pitch="fixed"/>
    <style:font-face style:name="SimSun" svg:font-family="SimSun" style:font-adornments="Regular" style:font-pitch="variable"/>
    <style:font-face style:name="宋体1" svg:font-family="宋体" style:font-adornments="Regular" style:font-pitch="variable"/>
    <style:font-face style:name="宋体" svg:font-family="宋体" style:font-adornments="标准" style:font-pitch="variable"/>
    <style:font-face style:name="宋体2" svg:font-family="宋体" style:font-adornments="粗体" style:font-pitch="variable"/>
    <style:font-face style:name="Book Antiqua" svg:font-family="'Book Antiqua'" style:font-adornments="Normal" style:font-family-generic="roman" style:font-pitch="variable"/>
    <style:font-face style:name="Book Antiqua3" svg:font-family="'Book Antiqua'" style:font-adornments="斜体" style:font-family-generic="roman" style:font-pitch="variable"/>
    <style:font-face style:name="Book Antiqua1" svg:font-family="'Book Antiqua'" style:font-adornments="标准" style:font-family-generic="roman" style:font-pitch="variable"/>
    <style:font-face style:name="Book Antiqua2" svg:font-family="'Book Antiqua'" style:font-adornments="粗体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2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微软雅黑" svg:font-family="微软雅黑" style:font-adornments="粗体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WTC_5f_Header_5f_L">
      <style:text-properties style:language-asian="zh" style:country-asian="CN"/>
    </style:style>
    <style:style style:name="P2" style:family="paragraph" style:parent-style-name="WTC_5f_Header_5f_R">
      <style:text-properties style:language-asian="zh" style:country-asian="CN"/>
    </style:style>
    <style:style style:name="P3" style:family="paragraph" style:parent-style-name="adam_5f_title_5f_1">
      <style:paragraph-properties fo:break-before="page"/>
    </style:style>
    <style:style style:name="P4" style:family="paragraph" style:parent-style-name="WTC_5f_Title_5f_2">
      <style:text-properties style:language-asian="zh" style:country-asian="CN"/>
    </style:style>
    <style:style style:name="T1" style:family="text">
      <style:text-properties style:language-asian="zh" style:country-asian="C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C (Music On Console)</text:p>
      <text:h text:style-name="WTC_5f_Title" text:outline-level="1">配置选项</text:h>
      <text:p text:style-name="WTC_5f_Body">选项的值有两种类型：int，str。由枚举定义如下：</text:p>
      <text:p text:style-name="adam_5f_code"><text:span text:style-name="keyword1_5f_cpp">enum</text:span> option_type</text:p>
      <text:p text:style-name="adam_5f_code"><text:span text:style-name="symbol0_5f_cpp">{</text:span></text:p>
      <text:p text:style-name="adam_5f_code"><text:s text:c="4"/>OPTION_INT,</text:p>
      <text:p text:style-name="adam_5f_code"><text:s text:c="4"/>OPTION_STR,</text:p>
      <text:p text:style-name="adam_5f_code"><text:s text:c="4"/>OPTION_ANY</text:p>
      <text:p text:style-name="adam_5f_code"><text:span text:style-name="symbol0_5f_cpp">}</text:span><text:span text:style-name="symbol4_5f_cpp">;</text:span></text:p>
      <text:p text:style-name="WTC_5f_Body">值的表示则使用union来定义：</text:p>
      <text:p text:style-name="adam_5f_code"><text:span text:style-name="keyword3_5f_cpp">union</text:span> option_value</text:p>
      <text:p text:style-name="adam_5f_code"><text:span text:style-name="symbol0_5f_cpp">{</text:span></text:p>
      <text:p text:style-name="adam_5f_code"><text:span text:style-name="keyword3_5f_cpp"><text:s text:c="4"/>char</text:span> <text:span text:style-name="symbol2_5f_cpp">*</text:span>str<text:span text:style-name="symbol4_5f_cpp">;</text:span></text:p>
      <text:p text:style-name="adam_5f_code"><text:span text:style-name="keyword3_5f_cpp"><text:s text:c="4"/>int</text:span> num<text:span text:style-name="symbol4_5f_cpp">;</text:span></text:p>
      <text:p text:style-name="adam_5f_code"><text:span text:style-name="symbol0_5f_cpp">}</text:span><text:span text:style-name="symbol4_5f_cpp">;</text:span></text:p>
      <text:p text:style-name="WTC_5f_Body">每个选项除了值，值的类型，还有名字等字段：</text:p>
      <text:p text:style-name="adam_5f_code"><text:span text:style-name="keyword3_5f_cpp">struct</text:span> option</text:p>
      <text:p text:style-name="adam_5f_code"><text:span text:style-name="symbol0_5f_cpp">{</text:span></text:p>
      <text:p text:style-name="adam_5f_code"><text:s text:c="4"/><text:span text:style-name="keyword3_5f_cpp">char</text:span> name<text:span text:style-name="symbol0_5f_cpp">[</text:span>OPTION_NAME_MAX<text:span text:style-name="symbol0_5f_cpp">]</text:span><text:span text:style-name="symbol4_5f_cpp">;</text:span></text:p>
      <text:p text:style-name="adam_5f_code"><text:s text:c="4"/><text:span text:style-name="keyword1_5f_cpp">enum</text:span> option_type type<text:span text:style-name="symbol4_5f_cpp">;</text:span></text:p>
      <text:p text:style-name="adam_5f_code"><text:s text:c="4"/><text:span text:style-name="keyword3_5f_cpp">union</text:span> option_value value<text:span text:style-name="symbol4_5f_cpp">;</text:span></text:p>
      <text:p text:style-name="adam_5f_code"><text:s text:c="4"/><text:span text:style-name="keyword3_5f_cpp">int</text:span> ignore_in_config<text:span text:style-name="symbol4_5f_cpp">;</text:span></text:p>
      <text:p text:style-name="adam_5f_code"><text:s text:c="4"/><text:span text:style-name="keyword3_5f_cpp">int</text:span> set_in_config<text:span text:style-name="symbol4_5f_cpp">;</text:span></text:p>
      <text:p text:style-name="adam_5f_code"><text:span text:style-name="symbol0_5f_cpp">}</text:span><text:span text:style-name="symbol4_5f_cpp">;</text:span></text:p>
      <text:p text:style-name="WTC_5f_Body">其中，ignore_in_config表示是否忽略配置文件里的此选项。因为有些选项可以通过命令行参数指定（比如MOCDir），命令行参数上指定了的选项，其ignore_in_config就设为1，这样在装载配置文件时，就可以跳过了。</text:p>
      <text:p text:style-name="WTC_5f_Body">所有选项存在一个全局数组里，叫options，大小为128。</text:p>
      <text:p text:style-name="WTC_5f_Body">配置文件的格式比较简单，解析配置文件的代码也就一个while循环，100来行代码搞定。</text:p>
      <text:p text:style-name="WTC_5f_Body">选项的名字没有定义成宏，导致同一个字面字符串在代码中多处出现，这一点不太好。</text:p>
      <text:h text:style-name="WTC_5f_Title" text:outline-level="1">错误处理</text:h>
      <text:p text:style-name="WTC_5f_Body">MOC的错误主要分两种：内存分配，网络通信。</text:p>
      <text:p text:style-name="WTC_5f_Body">这两种错误都不太可能发生，因为MOC是个非常小巧高效的程序，极少的内存就可以运行，而网络通信采用的不是一般的socket，而是高效稳定的UNIX Domain Socket。</text:p>
      <text:p text:style-name="WTC_5f_Body">鉴于这种情况，一旦有错误发生，调用exit()退出程序便是可取的。</text:p>
      <text:p text:style-name="WTC_5f_Body">内存分配相关的函数有malloc，calloc，realloc，strdup等，分别做了简单的封装：xmalloc，xcalloc，xrealloc，xstrdup，x~会检查~是否成功，失败了就调用fatal()，fatal()向 stderr打出<text:soft-page-break/>log，然后调用exit()退出程序。</text:p>
      <text:h text:style-name="WTC_5f_Title" text:outline-level="1">main()</text:h>
      <text:p text:style-name="WTC_5f_Body">函数main()依次做如下事情：</text:p>
      <text:list xml:id="list29517779" text:style-name="List_20_1">
        <text:list-item>
          <text:p text:style-name="WTC_5f_Body_5f_List_5f__2a__5f_ML">初始化所有选项，用缺省值，比如Shuffle = 0，MOCDir = "~/.moc"。</text:p>
        </text:list-item>
        <text:list-item>
          <text:p text:style-name="WTC_5f_Body_5f_List_5f__2a__5f_ML">用getopt获取命令行参数。</text:p>
          <text:p text:style-name="WTC_5f_Body_5f_List_5f__2a__5f_ML">命令行参数先存在parameters结构中，随后会传给其他函数，要么启动server和/或client，要么向server直接发送命令。</text:p>
        </text:list-item>
      </text:list>
      <text:p text:style-name="adam_5f_code"><text:span text:style-name="keyword3_5f_cpp">struct</text:span> parameters</text:p>
      <text:p text:style-name="adam_5f_code"><text:span text:style-name="symbol0_5f_cpp">{</text:span></text:p>
      <text:p text:style-name="adam_5f_code"><text:span text:style-name="keyword3_5f_c"><text:s text:c="4"/></text:span><text:span text:style-name="keyword3_5f_cpp">int</text:span> debug<text:span text:style-name="symbol4_5f_cpp">;</text:span> <text:span text:style-name="comment0_5f_cpp">// 对应于 -D, --debug</text:span></text:p>
      <text:p text:style-name="adam_5f_code"><text:span text:style-name="keyword3_5f_c"><text:s text:c="4"/></text:span><text:span text:style-name="keyword3_5f_cpp">int</text:span> only_server<text:span text:style-name="symbol4_5f_cpp">;</text:span> <text:span text:style-name="comment0_5f_cpp">// 对应于 -S, --server</text:span></text:p>
      <text:p text:style-name="adam_5f_code"><text:span text:style-name="keyword3_5f_c"><text:s text:c="4"/></text:span><text:span text:style-name="keyword3_5f_cpp">int</text:span> foreground<text:span text:style-name="symbol4_5f_cpp">;</text:span> <text:span text:style-name="comment0_5f_cpp">// 对应于 -F, --foreground</text:span></text:p>
      <text:p text:style-name="adam_5f_code"><text:span text:style-name="symbol0_5f_c"><text:s text:c="4"/></text:span><text:span text:style-name="comment0_5f_cpp">// ...</text:span></text:p>
      <text:p text:style-name="adam_5f_code"><text:span text:style-name="symbol0_5f_cpp">}</text:span><text:span text:style-name="symbol4_5f_cpp">;</text:span></text:p>
      <text:list xml:id="list32270735" text:continue-numbering="true" text:style-name="List_20_1">
        <text:list-header>
          <text:p text:style-name="WTC_5f_Body_5f_List_5f__2a__5f_ML">有些命令行参数直接存在选项里，比如M（moc-dir）的值对应于选项MOCDir 。而C（config）指定了配置文件，存在局部变量里，随后即用。</text:p>
        </text:list-header>
        <text:list-item>
          <text:p text:style-name="WTC_5f_Body_5f_List_5f__2a__5f_ML">检查命令行参数的合法性。比如foreground（在前台运行 server）必须与server（只运行 server）一起使用。</text:p>
        </text:list-item>
        <text:list-item>
          <text:p text:style-name="WTC_5f_Body_5f_List_5f__2a__5f_ML">解析配置文件。</text:p>
          <text:p text:style-name="WTC_5f_Body_5f_List_5f__2a__5f_ML">配置文件可由命令行参数C（config）指定，如果命令行参数没有指定（多数情况如此），就用MOCDir目录里的配置文件（也可能尚不存在）。</text:p>
        </text:list-item>
        <text:list-item>
          <text:p text:style-name="WTC_5f_Body_5f_List_5f__2a__5f_ML">检查MOCDir是否存在，不存在则创建之。</text:p>
        </text:list-item>
        <text:list-item>
          <text:p text:style-name="WTC_5f_Body_5f_List_5f__2a__5f_ML">最后，如果命令行参数指定了如下几个命令之一，则向server发送相应的命令，然后退出程序。否则，如果必要，启动server或client：</text:p>
        </text:list-item>
      </text:list>
      <text:list xml:id="list29548162" text:style-name="List_20_2">
        <text:list-item>
          <text:p text:style-name="WTC_5f_Body_5f_List_5f__2a__2a_">s (stop)</text:p>
        </text:list-item>
        <text:list-item>
          <text:p text:style-name="WTC_5f_Body_5f_List_5f__2a__2a_">f (next)</text:p>
        </text:list-item>
        <text:list-item>
          <text:p text:style-name="WTC_5f_Body_5f_List_5f__2a__2a_">r (previous)</text:p>
        </text:list-item>
        <text:list-item>
          <text:p text:style-name="WTC_5f_Body_5f_List_5f__2a__2a_">x (exit)</text:p>
        </text:list-item>
        <text:list-item>
          <text:p text:style-name="WTC_5f_Body_5f_List_5f__2a__2a_">P (pause)</text:p>
        </text:list-item>
        <text:list-item>
          <text:p text:style-name="WTC_5f_Body_5f_List_5f__2a__2a_">U (unpause)</text:p>
        </text:list-item>
        <text:list-item>
          <text:p text:style-name="WTC_5f_Body_5f_List_5f__2a__2a_">G (toggle-pause)</text:p>
        </text:list-item>
      </text:list>
      <text:p text:style-name="WTC_5f_Body"/>
      <text:h text:style-name="WTC_5f_Title" text:outline-level="1">Client / Server</text:h>
      <text:p text:style-name="WTC_5f_Body">MOC使用client/server结构，因为client和server在同一台主机上，所以MOC使用的不是一般的socket，而是效率比较高的UNIX Domain Socket。UNIX Domain Socket用于IPC（进程间通信）在效率上的优点是：不需要经过网络协议栈，不需要打包拆包、计算校验和、维护序号和应答等，只是将应用层数据从一个进程拷贝到另一个进程。</text:p>
      <text:p text:style-name="WTC_5f_Body">关于UNIX Domain Socket IPC：http://learn.akae.cn/media/ch37s04.html。</text:p>
      <text:h text:style-name="WTC_5f_Title_5f_2" text:outline-level="2"><text:soft-page-break/>协 议</text:h>
      <text:p text:style-name="WTC_5f_Body">之前在start_moc()里提到server的启动分两步：</text:p>
      <text:list xml:id="list32292944" text:continue-list="list32270735" text:style-name="List_20_1">
        <text:list-item>
          <text:p text:style-name="WTC_5f_Body_5f_List_5f__2a_">server_init()，返回server的socket fd，此fd将保存下来，传给界面等留作后用。</text:p>
        </text:list-item>
        <text:list-item>
          <text:p text:style-name="WTC_5f_Body_5f_List_5f__2a_">server_loop()</text:p>
        </text:list-item>
      </text:list>
      <text:p text:style-name="WTC_5f_Body">不管是在后台还是前台启动，都是如此。</text:p>
      <text:p text:style-name="WTC_5f_Body">Server与client之间要通过socket通信，需要定义一组协议，来规定client可以向server发哪些命令，server又可以向client发哪些事件。</text:p>
      <text:p text:style-name="WTC_5f_Body">从client到server的命令</text:p>
      <text:p text:style-name="WTC_5f_Body">Client每一个可能的操作，都对应于一个命令，比如播放对应于 CMD_PLAY（0x00），其他命令有：</text:p>
      <text:list xml:id="list32279993" text:continue-numbering="true" text:style-name="List_20_1">
        <text:list-item>
          <text:p text:style-name="WTC_5f_Body_5f_List_5f__2a_">CMD_STOP：停止播放</text:p>
        </text:list-item>
        <text:list-item>
          <text:p text:style-name="WTC_5f_Body_5f_List_5f__2a_">CMD_PAUSE：暂停</text:p>
        </text:list-item>
        <text:list-item>
          <text:p text:style-name="WTC_5f_Body_5f_List_5f__2a_">CMD_NEXT：播放下一首</text:p>
        </text:list-item>
        <text:list-item>
          <text:p text:style-name="WTC_5f_Body_5f_List_5f__2a_">CMD_GET_BITRATE：获取比特率</text:p>
        </text:list-item>
        <text:list-item>
          <text:p text:style-name="WTC_5f_Body_5f_List_5f__2a_">CMD_PING：Ping server</text:p>
        </text:list-item>
        <text:list-item>
          <text:p text:style-name="WTC_5f_Body_5f_List_5f__2a_">CMD_DISCONNET：与server断开</text:p>
        </text:list-item>
        <text:list-item>
          <text:p text:style-name="WTC_5f_Body_5f_List_5f__2a_">等等</text:p>
        </text:list-item>
      </text:list>
      <text:p text:style-name="WTC_5f_Body">从server到client的事件</text:p>
      <text:p text:style-name="WTC_5f_Body">Server发生了什么，有时需要通知client(s)，最简单的情况比如server退出<text:span text:style-name="T1">了</text:span>（EV_EXIT），client自然有必要知道。这些事件定义如下：</text:p>
      <text:list xml:id="list32294340" text:continue-numbering="true" text:style-name="List_20_1">
        <text:list-item>
          <text:p text:style-name="WTC_5f_Body_5f_List_5f__2a_">EV_STATE：server改变了状态（server的状态有三种：PLAY，STOP，PAUSE）</text:p>
        </text:list-item>
        <text:list-item>
          <text:p text:style-name="WTC_5f_Body_5f_List_5f__2a_">EV_CTIME：歌曲的当前时间已改</text:p>
        </text:list-item>
        <text:list-item>
          <text:p text:style-name="WTC_5f_Body_5f_List_5f__2a_">EV_BUSY：另一个client正在连接server</text:p>
        </text:list-item>
        <text:list-item>
          <text:p text:style-name="WTC_5f_Body_5f_List_5f__2a_">EV_PONG：命令CMD_PING的应答</text:p>
        </text:list-item>
        <text:list-item>
          <text:p text:style-name="WTC_5f_Body_5f_List_5f__2a_">等等</text:p>
        </text:list-item>
      </text:list>
      <text:h text:style-name="WTC_5f_Title_5f_2" text:outline-level="2">Server/Client间数据的打包、发送</text:h>
      <text:p text:style-name="adam_5f_code"><text:span text:style-name="comment0_5f_cpp">// main.c</text:span></text:p>
      <text:p text:style-name="adam_5f_code"><text:span text:style-name="keyword3_5f_cpp">static</text:span> <text:span text:style-name="keyword3_5f_cpp">void</text:span> server_command <text:span text:style-name="symbol0_5f_cpp">(</text:span><text:span text:style-name="keyword3_5f_cpp">struct</text:span> parameters <text:span text:style-name="symbol2_5f_cpp">*</text:span>params<text:span text:style-name="symbol0_5f_cpp">)</text:span></text:p>
      <text:p text:style-name="WTC_5f_Body">此函数向server发送参数params所指定的请求（暂停播放，退出程序，等）。params里的内容来自命令行参数。这个函数在main函数的末尾调用，当即不需要启动server也不需要启动client时，而只是想向server发送命令时。</text:p>
      <text:p text:style-name="adam_5f_code"><text:span text:style-name="comment0_5f_cpp">// main.c</text:span></text:p>
      <text:p text:style-name="adam_5f_code"><text:span text:style-name="keyword3_5f_cpp">static</text:span> <text:span text:style-name="keyword3_5f_cpp">int</text:span> ping_server <text:span text:style-name="symbol0_5f_cpp">(</text:span><text:span text:style-name="keyword3_5f_cpp">int</text:span> sock<text:span text:style-name="symbol0_5f_cpp">)</text:span></text:p>
      <text:p text:style-name="WTC_5f_Body">此函数向 server发一个CMD_PING命令，如果server返回一个EV_PONG事件（调用recv从server的socket接受一个int，CMD_PING和EV_PONG等都是int值），表示server可用。</text:p>
      <text:p text:style-name="adam_5f_code"><text:span text:style-name="comment0_5f_cpp">// main.c</text:span></text:p>
      <text:p text:style-name="adam_5f_code"><text:span text:style-name="keyword3_5f_cpp">static</text:span> <text:span text:style-name="keyword3_5f_cpp">int</text:span> server_connect <text:span text:style-name="symbol0_5f_cpp">()</text:span></text:p>
      <text:p text:style-name="WTC_5f_Body"><text:soft-page-break/>Server启动时，依次调用socket()，bind()，listen()完成socket server的创建。Server调用bind()时绑定的地址，和client调用connect()时连接的地址相同。</text:p>
      <text:p text:style-name="adam_5f_code"><text:span text:style-name="comment0_5f_cpp">// protocol.c</text:span></text:p>
      <text:p text:style-name="adam_5f_code"><text:span text:style-name="keyword3_5f_cpp">int</text:span> send_int <text:span text:style-name="symbol0_5f_cpp">(</text:span><text:span text:style-name="keyword3_5f_cpp">int</text:span> sock, <text:span text:style-name="keyword3_5f_cpp">int</text:span> i<text:span text:style-name="symbol0_5f_cpp">)</text:span></text:p>
      <text:p text:style-name="adam_5f_code"><text:span text:style-name="keyword3_5f_cpp">int</text:span> get_int <text:span text:style-name="symbol0_5f_cpp">(</text:span><text:span text:style-name="keyword3_5f_cpp">int</text:span> sock, <text:span text:style-name="keyword3_5f_cpp">int</text:span> <text:span text:style-name="symbol2_5f_cpp">*</text:span>i<text:span text:style-name="symbol0_5f_cpp">)</text:span></text:p>
      <text:p text:style-name="WTC_5f_Body">函数send_int()调用send()向给定的socket发送一个整型值。函数get_int()调用recv()从给定的socket接收一个整型值。</text:p>
      <text:p text:style-name="adam_5f_code"><text:span text:style-name="comment0_5f_cpp">// protocol.c</text:span></text:p>
      <text:p text:style-name="adam_5f_code"><text:span text:style-name="keyword3_5f_cpp">int</text:span> send_str <text:span text:style-name="symbol0_5f_cpp">(</text:span><text:span text:style-name="keyword3_5f_cpp">int</text:span> sock, <text:span text:style-name="keyword3_5f_cpp">const</text:span> <text:span text:style-name="keyword3_5f_cpp">char</text:span> <text:span text:style-name="symbol2_5f_cpp">*</text:span>str<text:span text:style-name="symbol0_5f_cpp">)</text:span></text:p>
      <text:p text:style-name="adam_5f_code"><text:span text:style-name="keyword3_5f_cpp">char</text:span> <text:span text:style-name="symbol2_5f_cpp">*</text:span>get_str <text:span text:style-name="symbol0_5f_cpp">(</text:span><text:span text:style-name="keyword3_5f_cpp">int</text:span> sock<text:span text:style-name="symbol0_5f_cpp">)</text:span></text:p>
      <text:p text:style-name="WTC_5f_Body">函数send_str()向给定的socket发送一个字符串。首先调用send_int()发送字符串的长度，然后调用send发送字符串。</text:p>
      <text:p text:style-name="WTC_5f_Body">函数get_str()从给定的socket接收一个字符串。首先调用get_int()获得字符串的长度，然后分配相应大小的内存，再连续调用recv获取完整的字符串。使用时要注意释放内存。</text:p>
      <text:p text:style-name="adam_5f_code"><text:span text:style-name="comment0_5f_cpp">// protocol.c</text:span></text:p>
      <text:p text:style-name="adam_5f_code"><text:span text:style-name="keyword3_5f_cpp">int</text:span> send_time <text:span text:style-name="symbol0_5f_cpp">(</text:span><text:span text:style-name="keyword3_5f_cpp">int</text:span> sock, <text:span text:style-name="keyword3_5f_cpp">time_t</text:span> i<text:span text:style-name="symbol0_5f_cpp">)</text:span></text:p>
      <text:p text:style-name="adam_5f_code"><text:span text:style-name="keyword3_5f_cpp">int</text:span> get_time <text:span text:style-name="symbol0_5f_cpp">(</text:span><text:span text:style-name="keyword3_5f_cpp">int</text:span> sock, <text:span text:style-name="keyword3_5f_cpp">time_t</text:span> <text:span text:style-name="symbol2_5f_cpp">*</text:span>i<text:span text:style-name="symbol0_5f_cpp">)</text:span></text:p>
      <text:p text:style-name="WTC_5f_Body">函数send_time()调用send()向给定的socket发送一个时间值。函数get_time()调用recv()从给定的socket接收一个时间值。</text:p>
      <text:h text:style-name="WTC_5f_Title_5f_2" text:outline-level="2"><text:bookmark text:name="internal-source-marker_0.9388992016891435"/>interface_loop()</text:h>
      <text:p text:style-name="adam_5f_code"><text:span text:style-name="comment0_5f_cpp">// interface.c</text:span></text:p>
      <text:p text:style-name="adam_5f_code"><text:span text:style-name="keyword3_5f_cpp">void</text:span> interface_loop <text:span text:style-name="symbol0_5f_cpp">()</text:span></text:p>
      <text:p text:style-name="adam_5f_code"><text:span text:style-name="symbol0_5f_cpp">{</text:span></text:p>
      <text:p text:style-name="adam_5f_code"><text:s text:c="4"/><text:span text:style-name="keyword0_5f_cpp">while</text:span> <text:span text:style-name="symbol0_5f_cpp">(</text:span>want_quit <text:span text:style-name="symbol1_5f_cpp">==</text:span> NO_QUIT<text:span text:style-name="symbol0_5f_cpp">)</text:span> <text:span text:style-name="symbol0_5f_cpp">{</text:span></text:p>
      <text:p text:style-name="adam_5f_code"><text:s text:c="8"/><text:span text:style-name="comment0_5f_cpp">// fds和ret的声明可以放在while外面。因为select()会改变timeout，</text:span></text:p>
      <text:p text:style-name="adam_5f_code"><text:s text:c="8"/><text:span text:style-name="comment0_5f_cpp">// 所以如果把timeout也声明在外面的话，记得每次循环时重新赋值。</text:span></text:p>
      <text:p text:style-name="adam_5f_code"><text:s text:c="8"/>fd_set fds<text:span text:style-name="symbol4_5f_cpp">;</text:span></text:p>
      <text:p text:style-name="adam_5f_code"><text:s text:c="8"/><text:span text:style-name="keyword3_5f_cpp">int</text:span> ret<text:span text:style-name="symbol4_5f_cpp">;</text:span></text:p>
      <text:p text:style-name="adam_5f_code"><text:s text:c="8"/><text:span text:style-name="keyword3_5f_cpp">struct</text:span> timeval timeout <text:span text:style-name="symbol1_5f_cpp">=</text:span> <text:span text:style-name="symbol0_5f_cpp">{</text:span> <text:span text:style-name="number_5f_cpp">1</text:span>, <text:span text:style-name="number_5f_cpp">0</text:span> <text:span text:style-name="symbol0_5f_cpp">}</text:span><text:span text:style-name="symbol4_5f_cpp">;</text:span></text:p>
      <text:p text:style-name="adam_5f_code"/>
      <text:p text:style-name="adam_5f_code"><text:s text:c="8"/>FD_ZERO <text:span text:style-name="symbol0_5f_cpp">(</text:span><text:span text:style-name="symbol3_5f_cpp">&amp;</text:span>fds<text:span text:style-name="symbol0_5f_cpp">)</text:span><text:span text:style-name="symbol4_5f_cpp">;</text:span></text:p>
      <text:p text:style-name="adam_5f_code"><text:s text:c="8"/>FD_SET <text:span text:style-name="symbol0_5f_cpp">(</text:span>srv_sock, <text:span text:style-name="symbol3_5f_cpp">&amp;</text:span>fds<text:span text:style-name="symbol0_5f_cpp">)</text:span><text:span text:style-name="symbol4_5f_cpp">;</text:span> <text:span text:style-name="comment0_5f_cpp">// 把server的socket fd加到fd set里。</text:span></text:p>
      <text:p text:style-name="adam_5f_code"><text:s text:c="8"/>FD_SET <text:span text:style-name="symbol0_5f_cpp">(</text:span>STDIN_FILENO, <text:span text:style-name="symbol3_5f_cpp">&amp;</text:span>fds<text:span text:style-name="symbol0_5f_cpp">)</text:span><text:span text:style-name="symbol4_5f_cpp">;</text:span> <text:span text:style-name="comment0_5f_cpp">// 把stdin的fd(0)加到fd set里（以处理键盘输入）。</text:span></text:p>
      <text:p text:style-name="adam_5f_code"/>
      <text:p text:style-name="adam_5f_code"><text:s text:c="8"/>dequeue_events <text:span text:style-name="symbol0_5f_cpp">()</text:span><text:span text:style-name="symbol4_5f_cpp">;</text:span></text:p>
      <text:p text:style-name="adam_5f_code"><text:s text:c="8"/><text:span text:style-name="comment0_5f_cpp">// 监视fds里的各fd，直到它们（一或多个）可读（ready to read）。</text:span></text:p>
      <text:p text:style-name="adam_5f_code"><text:s text:c="8"/>ret <text:span text:style-name="symbol1_5f_cpp">=</text:span> select <text:span text:style-name="symbol0_5f_cpp">(</text:span>srv_sock <text:span text:style-name="symbol2_5f_cpp">+</text:span> <text:span text:style-name="number_5f_cpp">1</text:span>, <text:span text:style-name="symbol3_5f_cpp">&amp;</text:span>fds, <text:span text:style-name="keyword1_5f_cpp">NULL</text:span>, <text:span text:style-name="keyword1_5f_cpp">NULL</text:span>, <text:span text:style-name="symbol3_5f_cpp">&amp;</text:span>timeout<text:span text:style-name="symbol0_5f_cpp">)</text:span><text:span text:style-name="symbol4_5f_cpp">;</text:span></text:p>
      <text:p text:style-name="adam_5f_code"/>
      <text:p text:style-name="adam_5f_code"><text:s text:c="8"/>iface_tick <text:span text:style-name="symbol0_5f_cpp">()</text:span><text:span text:style-name="symbol4_5f_cpp">;</text:span></text:p>
      <text:p text:style-name="adam_5f_code"/>
      <text:p text:style-name="adam_5f_code"><text:s text:c="8"/><text:span text:style-name="keyword0_5f_cpp">if</text:span> <text:span text:style-name="symbol0_5f_cpp">(</text:span>ret <text:span text:style-name="symbol1_5f_cpp">==</text:span> <text:span text:style-name="number_5f_cpp">0</text:span><text:span text:style-name="symbol0_5f_cpp">)</text:span> <text:span text:style-name="comment0_5f_cpp">// timeout</text:span></text:p>
      <text:p text:style-name="adam_5f_code"><text:s text:c="12"/>do_silent_seek <text:span text:style-name="symbol0_5f_cpp">()</text:span><text:span text:style-name="symbol4_5f_cpp">;</text:span></text:p>
      <text:p text:style-name="adam_5f_code"><text:s text:c="8"/><text:span text:style-name="keyword0_5f_cpp">else</text:span> <text:span text:style-name="keyword0_5f_cpp">if</text:span> <text:span text:style-name="symbol0_5f_cpp">(</text:span>ret <text:span text:style-name="symbol1_5f_cpp">==</text:span> <text:span text:style-name="symbol2_5f_cpp">-</text:span><text:span text:style-name="number_5f_cpp">1</text:span> <text:span text:style-name="symbol3_5f_cpp">&amp;&amp;</text:span> <text:span text:style-name="symbol3_5f_cpp">!</text:span>want_quit <text:span text:style-name="symbol3_5f_cpp">&amp;&amp;</text:span> <text:span text:style-name="keyword1_5f_cpp">errno</text:span> <text:span text:style-name="symbol3_5f_cpp">!</text:span><text:span text:style-name="symbol1_5f_cpp">=</text:span> EINTR<text:span text:style-name="symbol0_5f_cpp">)</text:span> <text:span text:style-name="comment0_5f_cpp">// select失败！</text:span></text:p>
      <text:p text:style-name="adam_5f_code"><text:s text:c="12"/>interface_fatal <text:span text:style-name="symbol0_5f_cpp">(</text:span><text:span text:style-name="string_5f_cpp">"select() failed: %s"</text:span>,</text:p>
      <text:p text:style-name="adam_5f_code"><text:s text:c="20"/><text:span text:style-name="keyword2_5f_cpp">strerror</text:span><text:span text:style-name="symbol0_5f_cpp">(</text:span><text:span text:style-name="keyword1_5f_cpp">errno</text:span><text:span text:style-name="symbol0_5f_cpp">))</text:span><text:span text:style-name="symbol4_5f_cpp">;</text:span></text:p>
      <text:p text:style-name="adam_5f_code"><text:soft-page-break/></text:p>
      <text:p text:style-name="adam_5f_code"><text:span text:style-name="comment1_5f_cpp">#ifdef SIGWINCH</text:span></text:p>
      <text:p text:style-name="adam_5f_code"><text:s text:c="8"/><text:span text:style-name="keyword0_5f_cpp">if</text:span> <text:span text:style-name="symbol0_5f_cpp">(</text:span>want_resize<text:span text:style-name="symbol0_5f_cpp">)</text:span></text:p>
      <text:p text:style-name="adam_5f_code"><text:s text:c="12"/>do_resize <text:span text:style-name="symbol0_5f_cpp">()</text:span><text:span text:style-name="symbol4_5f_cpp">;</text:span></text:p>
      <text:p text:style-name="adam_5f_code"><text:span text:style-name="comment1_5f_cpp">#endif</text:span></text:p>
      <text:p text:style-name="adam_5f_code"/>
      <text:p text:style-name="adam_5f_code"><text:s text:c="8"/><text:span text:style-name="keyword0_5f_cpp">if</text:span> <text:span text:style-name="symbol0_5f_cpp">(</text:span>ret <text:span text:style-name="symbol1_5f_cpp">&gt;</text:span> <text:span text:style-name="number_5f_cpp">0</text:span><text:span text:style-name="symbol0_5f_cpp">)</text:span> <text:span text:style-name="symbol0_5f_cpp">{</text:span></text:p>
      <text:p text:style-name="adam_5f_code"><text:s text:c="12"/><text:span text:style-name="keyword0_5f_cpp">if</text:span> <text:span text:style-name="symbol0_5f_cpp">(</text:span>FD_ISSET<text:span text:style-name="symbol0_5f_cpp">(</text:span>STDIN_FILENO, <text:span text:style-name="symbol3_5f_cpp">&amp;</text:span>fds<text:span text:style-name="symbol0_5f_cpp">))</text:span> <text:span text:style-name="symbol0_5f_cpp">{</text:span> <text:span text:style-name="comment0_5f_cpp">// stdin可读，处理键盘输入。</text:span></text:p>
      <text:p text:style-name="adam_5f_code"><text:s text:c="16"/><text:span text:style-name="keyword3_5f_cpp">struct</text:span> iface_key k<text:span text:style-name="symbol4_5f_cpp">;</text:span></text:p>
      <text:p text:style-name="adam_5f_code"/>
      <text:p text:style-name="adam_5f_code"><text:s text:c="16"/>iface_get_key <text:span text:style-name="symbol0_5f_cpp">(</text:span><text:span text:style-name="symbol3_5f_cpp">&amp;</text:span>k<text:span text:style-name="symbol0_5f_cpp">)</text:span><text:span text:style-name="symbol4_5f_cpp">;</text:span></text:p>
      <text:p text:style-name="adam_5f_code"/>
      <text:p text:style-name="adam_5f_code"><text:s text:c="16"/>clear_interrupt <text:span text:style-name="symbol0_5f_cpp">()</text:span><text:span text:style-name="symbol4_5f_cpp">;</text:span></text:p>
      <text:p text:style-name="adam_5f_code"><text:s text:c="16"/>menu_key <text:span text:style-name="symbol0_5f_cpp">(</text:span><text:span text:style-name="symbol3_5f_cpp">&amp;</text:span>k<text:span text:style-name="symbol0_5f_cpp">)</text:span><text:span text:style-name="symbol4_5f_cpp">;</text:span></text:p>
      <text:p text:style-name="adam_5f_code"><text:s text:c="12"/><text:span text:style-name="symbol0_5f_cpp">}</text:span></text:p>
      <text:p text:style-name="adam_5f_code"/>
      <text:p text:style-name="adam_5f_code"><text:s text:c="12"/><text:span text:style-name="keyword0_5f_cpp">if</text:span> <text:span text:style-name="symbol0_5f_cpp">(</text:span><text:span text:style-name="symbol3_5f_cpp">!</text:span>want_quit<text:span text:style-name="symbol0_5f_cpp">)</text:span> <text:span text:style-name="symbol0_5f_cpp">{</text:span></text:p>
      <text:p text:style-name="adam_5f_code"><text:s text:c="16"/><text:span text:style-name="keyword0_5f_cpp">if</text:span> <text:span text:style-name="symbol0_5f_cpp">(</text:span>FD_ISSET<text:span text:style-name="symbol0_5f_cpp">(</text:span>srv_sock, <text:span text:style-name="symbol3_5f_cpp">&amp;</text:span>fds<text:span text:style-name="symbol0_5f_cpp">))</text:span></text:p>
      <text:p text:style-name="adam_5f_code"><text:s text:c="20"/>get_and_handle_event <text:span text:style-name="symbol0_5f_cpp">()</text:span><text:span text:style-name="symbol4_5f_cpp">;</text:span> <text:span text:style-name="comment0_5f_cpp">// 从server获取并处理事件。</text:span></text:p>
      <text:p text:style-name="adam_5f_code"><text:s text:c="16"/>do_silent_seek <text:span text:style-name="symbol0_5f_cpp">()</text:span><text:span text:style-name="symbol4_5f_cpp">;</text:span></text:p>
      <text:p text:style-name="adam_5f_code"><text:s text:c="12"/><text:span text:style-name="symbol0_5f_cpp">}</text:span></text:p>
      <text:p text:style-name="adam_5f_code"><text:s text:c="8"/><text:span text:style-name="symbol0_5f_cpp">}</text:span></text:p>
      <text:p text:style-name="adam_5f_code"><text:s text:c="8"/><text:span text:style-name="keyword0_5f_cpp">else</text:span> <text:span text:style-name="keyword0_5f_cpp">if</text:span> <text:span text:style-name="symbol0_5f_cpp">(</text:span>user_wants_interrupt<text:span text:style-name="symbol0_5f_cpp">())</text:span> <text:span text:style-name="comment0_5f_cpp">// CTRL-C was pressed?</text:span></text:p>
      <text:p text:style-name="adam_5f_code"><text:s text:c="12"/>handle_interrupt <text:span text:style-name="symbol0_5f_cpp">()</text:span><text:span text:style-name="symbol4_5f_cpp">;</text:span></text:p>
      <text:p text:style-name="adam_5f_code"/>
      <text:p text:style-name="adam_5f_code"><text:s text:c="8"/><text:span text:style-name="keyword0_5f_cpp">if</text:span> <text:span text:style-name="symbol0_5f_cpp">(</text:span><text:span text:style-name="symbol3_5f_cpp">!</text:span>want_quit<text:span text:style-name="symbol0_5f_cpp">)</text:span></text:p>
      <text:p text:style-name="adam_5f_code"><text:s text:c="12"/>update_mixer_value <text:span text:style-name="symbol0_5f_cpp">()</text:span><text:span text:style-name="symbol4_5f_cpp">;</text:span></text:p>
      <text:p text:style-name="adam_5f_code"><text:s text:c="4"/><text:span text:style-name="symbol0_5f_cpp">}</text:span></text:p>
      <text:p text:style-name="adam_5f_code"><text:span text:style-name="symbol0_5f_cpp">}</text:span></text:p>
      <text:p text:style-name="adam_5f_param"/>
      <text:h text:style-name="WTC_5f_Title_5f_2" text:outline-level="2">server_loop()</text:h>
      <text:p text:style-name="adam_5f_code"><text:span text:style-name="comment0_5f_cpp">// server.c</text:span></text:p>
      <text:p text:style-name="adam_5f_code"><text:span text:style-name="comment0_5f_cpp">// 参数list_sock为server的socket fd，由server_init()返回。</text:span></text:p>
      <text:p text:style-name="adam_5f_code"><text:span text:style-name="keyword3_5f_cpp">void</text:span> server_loop <text:span text:style-name="symbol0_5f_cpp">(</text:span><text:span text:style-name="keyword3_5f_cpp">int</text:span> list_sock<text:span text:style-name="symbol0_5f_cpp">)</text:span></text:p>
      <text:p text:style-name="adam_5f_code"><text:span text:style-name="symbol0_5f_cpp">{</text:span></text:p>
      <text:p text:style-name="adam_5f_code"><text:s text:c="4"/><text:span text:style-name="keyword3_5f_cpp">struct</text:span> sockaddr_un client_name<text:span text:style-name="symbol4_5f_cpp">;</text:span></text:p>
      <text:p text:style-name="adam_5f_code"><text:s text:c="4"/>socklen_t name_len <text:span text:style-name="symbol1_5f_cpp">=</text:span> <text:span text:style-name="keyword2_5f_cpp">sizeof</text:span> <text:span text:style-name="symbol0_5f_cpp">(</text:span>client_name<text:span text:style-name="symbol0_5f_cpp">)</text:span><text:span text:style-name="symbol4_5f_cpp">;</text:span></text:p>
      <text:p text:style-name="adam_5f_code"><text:s text:c="4"/><text:span text:style-name="keyword3_5f_cpp">int</text:span> end <text:span text:style-name="symbol1_5f_cpp">=</text:span> <text:span text:style-name="number_5f_cpp">0</text:span><text:span text:style-name="symbol4_5f_cpp">;</text:span></text:p>
      <text:p text:style-name="adam_5f_code"/>
      <text:p text:style-name="adam_5f_code"><text:s text:c="4"/><text:span text:style-name="keyword0_5f_cpp">do</text:span> <text:span text:style-name="symbol0_5f_cpp">{</text:span></text:p>
      <text:p text:style-name="adam_5f_code"><text:s text:c="8"/><text:span text:style-name="keyword3_5f_cpp">int</text:span> res<text:span text:style-name="symbol4_5f_cpp">;</text:span></text:p>
      <text:p text:style-name="adam_5f_code"><text:s text:c="8"/>fd_set fds_write, fds_read<text:span text:style-name="symbol4_5f_cpp">;</text:span></text:p>
      <text:p text:style-name="adam_5f_code"/>
      <text:p text:style-name="adam_5f_code"><text:s text:c="8"/>FD_ZERO <text:span text:style-name="symbol0_5f_cpp">(</text:span><text:span text:style-name="symbol3_5f_cpp">&amp;</text:span>fds_read<text:span text:style-name="symbol0_5f_cpp">)</text:span><text:span text:style-name="symbol4_5f_cpp">;</text:span></text:p>
      <text:p text:style-name="adam_5f_code"><text:s text:c="8"/>FD_ZERO <text:span text:style-name="symbol0_5f_cpp">(</text:span><text:span text:style-name="symbol3_5f_cpp">&amp;</text:span>fds_write<text:span text:style-name="symbol0_5f_cpp">)</text:span><text:span text:style-name="symbol4_5f_cpp">;</text:span></text:p>
      <text:p text:style-name="adam_5f_code"/>
      <text:p text:style-name="adam_5f_code"><text:s text:c="8"/><text:span text:style-name="comment0_5f_cpp">// list_sock为server的socket fd；可读表示有新连接。详见accept的手册。</text:span></text:p>
      <text:p text:style-name="adam_5f_code"><text:s text:c="8"/>FD_SET <text:span text:style-name="symbol0_5f_cpp">(</text:span>list_sock, <text:span text:style-name="symbol3_5f_cpp">&amp;</text:span>fds_read<text:span text:style-name="symbol0_5f_cpp">)</text:span><text:span text:style-name="symbol4_5f_cpp">;</text:span></text:p>
      <text:p text:style-name="adam_5f_code"/>
      <text:p text:style-name="adam_5f_code"><text:s text:c="8"/><text:span text:style-name="comment0_5f_cpp">// wake_up_pipe是为了在另一个线程（thread）里把server从select调用中唤醒。</text:span></text:p>
      <text:p text:style-name="adam_5f_code"><text:soft-page-break/><text:s text:c="8"/><text:span text:style-name="comment0_5f_cpp">// 详解稍后。</text:span></text:p>
      <text:p text:style-name="adam_5f_code"><text:s text:c="8"/>FD_SET <text:span text:style-name="symbol0_5f_cpp">(</text:span>wake_up_pipe<text:span text:style-name="symbol0_5f_cpp">[</text:span><text:span text:style-name="number_5f_cpp">0</text:span><text:span text:style-name="symbol0_5f_cpp">]</text:span>, <text:span text:style-name="symbol3_5f_cpp">&amp;</text:span>fds_read<text:span text:style-name="symbol0_5f_cpp">)</text:span><text:span text:style-name="symbol4_5f_cpp">;</text:span></text:p>
      <text:p text:style-name="adam_5f_code"/>
      <text:p text:style-name="adam_5f_code"><text:s text:c="8"/><text:span text:style-name="comment0_5f_cpp">// 将现有的各client也加到read/write的fd set里。</text:span></text:p>
      <text:p text:style-name="adam_5f_code"><text:s text:c="8"/><text:span text:style-name="comment0_5f_cpp">// 这样，当它们可读时，便能从其接收命令；当它们可写时，便能向其发送事件。</text:span></text:p>
      <text:p text:style-name="adam_5f_code"><text:s text:c="8"/>add_clients_fds <text:span text:style-name="symbol0_5f_cpp">(</text:span><text:span text:style-name="symbol3_5f_cpp">&amp;</text:span>fds_read, <text:span text:style-name="symbol3_5f_cpp">&amp;</text:span>fds_write<text:span text:style-name="symbol0_5f_cpp">)</text:span><text:span text:style-name="symbol4_5f_cpp">;</text:span></text:p>
      <text:p text:style-name="adam_5f_code"/>
      <text:p text:style-name="adam_5f_code"><text:s text:c="8"/><text:span text:style-name="keyword0_5f_cpp">if</text:span> <text:span text:style-name="symbol0_5f_cpp">(</text:span><text:span text:style-name="symbol3_5f_cpp">!</text:span>server_quit<text:span text:style-name="symbol0_5f_cpp">)</text:span></text:p>
      <text:p text:style-name="adam_5f_code"><text:s text:c="12"/>res <text:span text:style-name="symbol1_5f_cpp">=</text:span> select <text:span text:style-name="symbol0_5f_cpp">(</text:span>max_fd<text:span text:style-name="symbol0_5f_cpp">(</text:span>list_sock<text:span text:style-name="symbol0_5f_cpp">)</text:span><text:span text:style-name="symbol2_5f_cpp">+</text:span><text:span text:style-name="number_5f_cpp">1</text:span>, <text:span text:style-name="symbol3_5f_cpp">&amp;</text:span>fds_read,</text:p>
      <text:p text:style-name="adam_5f_code"><text:s text:c="20"/><text:span text:style-name="symbol3_5f_cpp">&amp;</text:span>fds_write, <text:span text:style-name="keyword1_5f_cpp">NULL</text:span>, <text:span text:style-name="keyword1_5f_cpp">NULL</text:span><text:span text:style-name="symbol0_5f_cpp">)</text:span><text:span text:style-name="symbol4_5f_cpp">;</text:span></text:p>
      <text:p text:style-name="adam_5f_code"><text:s text:c="8"/><text:span text:style-name="keyword0_5f_cpp">else</text:span></text:p>
      <text:p text:style-name="adam_5f_code"><text:s text:c="12"/>res <text:span text:style-name="symbol1_5f_cpp">=</text:span> <text:span text:style-name="number_5f_cpp">0</text:span><text:span text:style-name="symbol4_5f_cpp">;</text:span></text:p>
      <text:p text:style-name="adam_5f_code"/>
      <text:p text:style-name="adam_5f_code"><text:s text:c="8"/><text:span text:style-name="keyword0_5f_cpp">if</text:span> <text:span text:style-name="symbol0_5f_cpp">(</text:span>res <text:span text:style-name="symbol1_5f_cpp">==</text:span> <text:span text:style-name="symbol2_5f_cpp">-</text:span><text:span text:style-name="number_5f_cpp">1</text:span> <text:span text:style-name="symbol3_5f_cpp">&amp;&amp;</text:span> <text:span text:style-name="keyword1_5f_cpp">errno</text:span> <text:span text:style-name="symbol3_5f_cpp">!</text:span><text:span text:style-name="symbol1_5f_cpp">=</text:span> EINTR <text:span text:style-name="symbol3_5f_cpp">&amp;&amp;</text:span> <text:span text:style-name="symbol3_5f_cpp">!</text:span>server_quit<text:span text:style-name="symbol0_5f_cpp">)</text:span> <text:span text:style-name="symbol0_5f_cpp">{</text:span></text:p>
      <text:p text:style-name="adam_5f_code"><text:s text:c="12"/><text:span text:style-name="comment0_5f_cpp">// select失败，输出日志并退出。</text:span></text:p>
      <text:p text:style-name="adam_5f_code"><text:s text:c="8"/><text:span text:style-name="symbol0_5f_cpp">}</text:span></text:p>
      <text:p text:style-name="adam_5f_code"><text:s text:c="8"/><text:span text:style-name="keyword0_5f_cpp">else</text:span> <text:span text:style-name="keyword0_5f_cpp">if</text:span> <text:span text:style-name="symbol0_5f_cpp">(</text:span><text:span text:style-name="symbol3_5f_cpp">!</text:span>server_quit <text:span text:style-name="symbol3_5f_cpp">&amp;&amp;</text:span> res <text:span text:style-name="symbol1_5f_cpp">&gt;=</text:span> <text:span text:style-name="number_5f_cpp">0</text:span><text:span text:style-name="symbol0_5f_cpp">)</text:span> <text:span text:style-name="symbol0_5f_cpp">{</text:span></text:p>
      <text:p text:style-name="adam_5f_code"><text:s text:c="12"/><text:span text:style-name="keyword0_5f_cpp">if</text:span> <text:span text:style-name="symbol0_5f_cpp">(</text:span>FD_ISSET<text:span text:style-name="symbol0_5f_cpp">(</text:span>list_sock, <text:span text:style-name="symbol3_5f_cpp">&amp;</text:span>fds_read<text:span text:style-name="symbol0_5f_cpp">))</text:span> <text:span text:style-name="symbol0_5f_cpp">{</text:span> <text:span text:style-name="comment0_5f_cpp">// 有连接请求。</text:span></text:p>
      <text:p text:style-name="adam_5f_code"><text:s text:c="16"/><text:span text:style-name="keyword3_5f_cpp">int</text:span> client_sock<text:span text:style-name="symbol4_5f_cpp">;</text:span></text:p>
      <text:p text:style-name="adam_5f_code"><text:s text:c="16"/><text:span text:style-name="comment0_5f_cpp">// 接收连接请求并创建socket，返回新建socket的fd。</text:span></text:p>
      <text:p text:style-name="adam_5f_code"><text:s text:c="16"/>client_sock <text:span text:style-name="symbol1_5f_cpp">=</text:span> accept <text:span text:style-name="symbol0_5f_cpp">(</text:span>list_sock,</text:p>
      <text:p text:style-name="adam_5f_code"><text:s text:c="24"/><text:span text:style-name="symbol0_5f_cpp">(</text:span><text:span text:style-name="keyword3_5f_cpp">struct</text:span> sockaddr <text:span text:style-name="symbol2_5f_cpp">*</text:span><text:span text:style-name="symbol0_5f_cpp">)</text:span><text:span text:style-name="symbol3_5f_cpp">&amp;</text:span>client_name,</text:p>
      <text:p text:style-name="adam_5f_code"><text:s text:c="24"/><text:span text:style-name="symbol3_5f_cpp">&amp;</text:span>name_len<text:span text:style-name="symbol0_5f_cpp">)</text:span><text:span text:style-name="symbol4_5f_cpp">;</text:span></text:p>
      <text:p text:style-name="adam_5f_code"/>
      <text:p text:style-name="adam_5f_code"><text:s text:c="16"/><text:span text:style-name="comment0_5f_cpp">// accept失败则退出。代码从略。</text:span></text:p>
      <text:p text:style-name="adam_5f_code"/>
      <text:p text:style-name="adam_5f_code"><text:s text:c="16"/><text:span text:style-name="comment0_5f_cpp">// 将socket保存到client列表里。目前可最多有10个client，所以如果超过10个，</text:span></text:p>
      <text:p text:style-name="adam_5f_code"><text:s text:c="16"/><text:span text:style-name="comment0_5f_cpp">// 就会失败，这时候调用busy()发送EV_BUSY事件给这个client，然后关闭连接。</text:span></text:p>
      <text:p text:style-name="adam_5f_code"><text:s text:c="16"/><text:span text:style-name="keyword0_5f_cpp">if</text:span> <text:span text:style-name="symbol0_5f_cpp">(</text:span><text:span text:style-name="symbol3_5f_cpp">!</text:span>add_client<text:span text:style-name="symbol0_5f_cpp">(</text:span>client_sock<text:span text:style-name="symbol0_5f_cpp">))</text:span></text:p>
      <text:p text:style-name="adam_5f_code"><text:s text:c="20"/>busy <text:span text:style-name="symbol0_5f_cpp">(</text:span>client_sock<text:span text:style-name="symbol0_5f_cpp">)</text:span><text:span text:style-name="symbol4_5f_cpp">;</text:span></text:p>
      <text:p text:style-name="adam_5f_code"><text:s text:c="12"/><text:span text:style-name="symbol0_5f_cpp">}</text:span></text:p>
      <text:p text:style-name="adam_5f_code"/>
      <text:p text:style-name="adam_5f_code"><text:span text:style-name="comment0_5f_cpp">// 现在来说说wake_up_pipe唤醒server的作用。</text:span></text:p>
      <text:p text:style-name="adam_5f_code"><text:span text:style-name="comment0_5f_cpp">// TODO：感觉并不十分必要，因为client可写，自然select成功，进而向其发送事件队列中的事件。</text:span></text:p>
      <text:p text:style-name="adam_5f_code"><text:span text:style-name="comment0_5f_cpp">// 假如某client向server发送CMD_PAUSE命令，server于是从select中返回，通过下面的</text:span></text:p>
      <text:p text:style-name="adam_5f_code"><text:span text:style-name="comment0_5f_cpp">// handle_clients接收并处理这个命令。处理CMD_PAUSE命令除了要设置当前状态为STATE_PAUSE</text:span></text:p>
      <text:p text:style-name="adam_5f_code"><text:span text:style-name="comment0_5f_cpp">// 外，还需要向所有client发送EV_STATE事件通知它们状态已经改变。这个通知不是在这一次select</text:span></text:p>
      <text:p text:style-name="adam_5f_code"><text:span text:style-name="comment0_5f_cpp">// 中完成的，而是通过往wake_up_pipe[1]里写1，继而触发下一次select来完成的，即函数</text:span></text:p>
      <text:p text:style-name="adam_5f_code"><text:span text:style-name="comment0_5f_cpp">// send_events。</text:span></text:p>
      <text:p text:style-name="adam_5f_code"><text:s text:c="12"/><text:span text:style-name="keyword0_5f_cpp">if</text:span> <text:span text:style-name="symbol0_5f_cpp">(</text:span>FD_ISSET<text:span text:style-name="symbol0_5f_cpp">(</text:span>wake_up_pipe<text:span text:style-name="symbol0_5f_cpp">[</text:span><text:span text:style-name="number_5f_cpp">0</text:span><text:span text:style-name="symbol0_5f_cpp">]</text:span>, <text:span text:style-name="symbol3_5f_cpp">&amp;</text:span>fds_read<text:span text:style-name="symbol0_5f_cpp">))</text:span> <text:span text:style-name="symbol0_5f_cpp">{</text:span></text:p>
      <text:p text:style-name="adam_5f_code"><text:s text:c="16"/><text:span text:style-name="comment0_5f_cpp">// 象征性地读wake_up_pipe[0]，从略。</text:span></text:p>
      <text:p text:style-name="adam_5f_code"><text:s text:c="12"/><text:span text:style-name="symbol0_5f_cpp">}</text:span></text:p>
      <text:p text:style-name="adam_5f_code"/>
      <text:p text:style-name="adam_5f_code"><text:s text:c="12"/><text:span text:style-name="comment0_5f_cpp">// 对每一个client，如果可写，则将其事件队列中的事件发送过去。</text:span></text:p>
      <text:p text:style-name="adam_5f_code"><text:s text:c="12"/>send_events <text:span text:style-name="symbol0_5f_cpp">(</text:span><text:span text:style-name="symbol3_5f_cpp">&amp;</text:span>fds_write<text:span text:style-name="symbol0_5f_cpp">)</text:span><text:span text:style-name="symbol4_5f_cpp">;</text:span></text:p>
      <text:p text:style-name="adam_5f_code"><text:s text:c="12"/><text:span text:style-name="comment0_5f_cpp">// 对每一个client，如果可读，则接收并处理来自于其的命令。</text:span></text:p>
      <text:p text:style-name="adam_5f_code"><text:s text:c="12"/>handle_clients <text:span text:style-name="symbol0_5f_cpp">(</text:span><text:span text:style-name="symbol3_5f_cpp">&amp;</text:span>fds_read<text:span text:style-name="symbol0_5f_cpp">)</text:span><text:span text:style-name="symbol4_5f_cpp">;</text:span></text:p>
      <text:p text:style-name="adam_5f_code"><text:s text:c="8"/><text:span text:style-name="symbol0_5f_cpp">}</text:span></text:p>
      <text:p text:style-name="adam_5f_code"><text:s text:c="4"/><text:span text:style-name="symbol0_5f_cpp">}</text:span> <text:span text:style-name="keyword0_5f_cpp">while</text:span> <text:span text:style-name="symbol0_5f_cpp">(</text:span><text:span text:style-name="symbol3_5f_cpp">!</text:span>end <text:span text:style-name="symbol3_5f_cpp">&amp;&amp;</text:span> <text:span text:style-name="symbol3_5f_cpp">!</text:span>server_quit<text:span text:style-name="symbol0_5f_cpp">)</text:span><text:span text:style-name="symbol4_5f_cpp">;</text:span></text:p>
      <text:p text:style-name="adam_5f_code"/>
      <text:p text:style-name="adam_5f_code"><text:soft-page-break/><text:s text:c="4"/><text:span text:style-name="comment0_5f_cpp">// 关闭所有client，关闭server的socket，关闭server，等。代码从略。</text:span></text:p>
      <text:p text:style-name="adam_5f_code"><text:span text:style-name="symbol0_5f_cpp">}</text:span></text:p>
      <text:p text:style-name="WTC_5f_Body"/>
      <text:h text:style-name="WTC_5f_Title" text:outline-level="1">Audio, Player and IO</text:h>
      <text:h text:style-name="P4" text:outline-level="2">音频相关知识补充</text:h>
      <text:h text:style-name="WTC_5f_Title_5f_3" text:outline-level="3">ALSA, OSS, JACK, etc.</text:h>
      <text:p text:style-name="WTC_5f_Body_5f_Center"><text:a xlink:type="simple" xlink:href="https://bbs.archlinux.org/viewtopic.php?id=48385">https://bbs.archlinux.org/viewtopic.php?id=48385</text:a> (freakcode)</text:p>
      <text:p text:style-name="WTC_5f_Body">I see a lot of developers saying good things about OSS API - in fact, OSS API is so better that some of them use ALSA OSS emulation instead of ALSA own API, which is regarded as poorly documented and messy.</text:p>
      <text:p text:style-name="WTC_5f_Body">PulseAudio promisses a lot, but delivers little. There's a pile of Fedora and Ubuntu users reporting PulseAudio broken compatibility with everything else, that it make sound lags, and that uses too much CPU. Also, PulseAudio comes to fix a broken level below, that is ALSA's lack for native mixing and per-application volume levels.</text:p>
      <text:p text:style-name="WTC_5f_Body">OSS, on the other hand, is a good api, UNIX compatible (instead of ALSA that is Linux specific), with native mixing support and per-application volume levels. If you ever used FreeBSD, you may also know it's ridiculous simple to setup - if your soundcard is supported, you only load the driver, it just works. Finally, OSS is the main choice for third-party and commercial applications (like Skype, TeamSpeak, games like Quake 4, etc.), as they win UNIX compatibility (instead of only supporting Linux), and a better, more documented API to use.</text:p>
      <text:p text:style-name="WTC_5f_Body">Jack (which is awesome, btw) doesn't enter on the discussion, as I see it aiming more features for professional software (like low latency, input/output redirection), that most people won't use on daily basis.</text:p>
      <text:p text:style-name="WTC_5f_Body">Also, not to confuse ALSA and OSS (sound APIs) with PulseAudio and Jack (sound servers).</text:p>
      <text:h text:style-name="WTC_5f_Title_5f_2" text:outline-level="2">CURL</text:h>
      <text:p text:style-name="WTC_5f_Body">MOC可以播放URL指定的文件，正是通过libcurl来实现的。</text:p>
      <text:p text:style-name="WTC_5f_Body">详见：<text:a xlink:type="simple" xlink:href="http://curl.haxx.se/">http://curl.haxx.se/</text:a></text:p>
      <text:h text:style-name="WTC_5f_Title_5f_2" text:outline-level="2">播放流程</text:h>
      <text:p text:style-name="WTC_5f_Body">考虑最简单的情形：用户选中播放列表中的某个文件，然后按回车开始播放。</text:p>
      <text:p text:style-name="WTC_5f_Body">基本的流程是这样的：</text:p>
      <text:list xml:id="list32292180" text:continue-numbering="true" text:style-name="List_20_1">
        <text:list-item>
          <text:p text:style-name="WTC_5f_Body_5f_List_5f__2a_">interface分别调用send_int_to_srv()和send_str_to_srv()向server发送CMD_PLAY命令和文件名。</text:p>
        </text:list-item>
        <text:list-item>
          <text:p text:style-name="WTC_5f_Body_5f_List_5f__2a_">Server在server_loop()里调用handle_command()时接收到CMD_PLAY命令和文件名，然后调用audio_play()来播放这个文件。</text:p>
        </text:list-item>
        <text:list-item>
          <text:p text:style-name="WTC_5f_Body_5f_List_5f__2a_"><text:soft-page-break/>audio_play()创建一个播放线程，线程函数是play_thread()。play_thread()从当前文件开始播放，按照一定的顺序（视Shuffle选项而定），播放整个播放列表。</text:p>
        </text:list-item>
        <text:list-item>
          <text:p text:style-name="WTC_5f_Body_5f_List_5f__2a_">具体来说，play_thread()是通过调用player()来播放文件的。player()的签名如下，它的任务是打开当前文件（参数file），将之解码，然后把解码的输出放到给定的buffer里（参数out_buf），最后，它会提前cache下一个播放文件（参数next_file）。</text:p>
        </text:list-item>
      </text:list>
      <text:p text:style-name="adam_5f_code">void player (const char *file, const char *next_file, struct out_buf *out_buf)</text:p>
      <text:p text:style-name="WTC_5f_Body"/>
      <text:h text:style-name="WTC_5f_Title_5f_2" text:outline-level="2"><text:span text:style-name="T1">D</text:span>ecoder <text:span text:style-name="T1">P</text:span>lugins</text:h>
      <text:p text:style-name="WTC_5f_Body">上面提到player()的主要任务是解码文件，那么解码某一类文件时，就需要相应的解码器，比如mp3文件需要mp3解码器。</text:p>
      <text:p text:style-name="WTC_5f_Body">MOC的解码器以共享库的形式，通过插件的方式进行管理。MOC在启动时会装载所有的解码器：</text:p>
      <text:p text:style-name="adam_5f_code">// main.c</text:p>
      <text:p text:style-name="adam_5f_code">static void start_moc (const struct parameters *params, char **args,</text:p>
      <text:p text:style-name="adam_5f_code"><text:s text:c="8"/>const int arg_num)</text:p>
      <text:p text:style-name="adam_5f_code">{</text:p>
      <text:p text:style-name="adam_5f_code"><text:s text:c="4"/>decoder_init (params-&gt;debug);</text:p>
      <text:p text:style-name="adam_5f_code"><text:s text:c="4"/>...</text:p>
      <text:p text:style-name="WTC_5f_Body">decoder_init()遍历插件目录里的每一个共享库文件，打开并进行初始化，用下面的struct plugin表示每一个插件：</text:p>
      <text:p text:style-name="adam_5f_code">static struct plugin {</text:p>
      <text:p text:style-name="adam_5f_code"><text:s text:c="4"/>lt_dlhandle handle;</text:p>
      <text:p text:style-name="adam_5f_code"><text:s text:c="4"/>struct decoder *decoder;</text:p>
      <text:p text:style-name="adam_5f_code">} plugins[8];</text:p>
      <text:p text:style-name="WTC_5f_Body">因为struct plugin数组大小为8，所以最多只能装载8个插件。</text:p>
      <text:p text:style-name="WTC_5f_Body">MOC在操作共享库时没有直接使用dlopen()，dlsym()等函数，而是使用了libltdl这个程序库。libltdl的好处是可以跨平台，甚至还能支持Windows的LoadLibrary()。</text:p>
      <text:p text:style-name="WTC_5f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ourier New" svg:font-family="'Courier New'" style:font-adornments="标准" style:font-family-generic="modern" style:font-pitch="fixed"/>
    <style:font-face style:name="DejaVu Sans Mono" svg:font-family="'DejaVu Sans Mono'" style:font-adornments="粗体" style:font-family-generic="modern" style:font-pitch="fixed"/>
    <style:font-face style:name="楷体_GB2312" svg:font-family="楷体_GB2312" style:font-adornments="Regular" style:font-family-generic="modern" style:font-pitch="fixed"/>
    <style:font-face style:name="SimSun" svg:font-family="SimSun" style:font-adornments="Regular" style:font-pitch="variable"/>
    <style:font-face style:name="宋体1" svg:font-family="宋体" style:font-adornments="Regular" style:font-pitch="variable"/>
    <style:font-face style:name="宋体" svg:font-family="宋体" style:font-adornments="标准" style:font-pitch="variable"/>
    <style:font-face style:name="宋体2" svg:font-family="宋体" style:font-adornments="粗体" style:font-pitch="variable"/>
    <style:font-face style:name="Book Antiqua" svg:font-family="'Book Antiqua'" style:font-adornments="Normal" style:font-family-generic="roman" style:font-pitch="variable"/>
    <style:font-face style:name="Book Antiqua3" svg:font-family="'Book Antiqua'" style:font-adornments="斜体" style:font-family-generic="roman" style:font-pitch="variable"/>
    <style:font-face style:name="Book Antiqua1" svg:font-family="'Book Antiqua'" style:font-adornments="标准" style:font-family-generic="roman" style:font-pitch="variable"/>
    <style:font-face style:name="Book Antiqua2" svg:font-family="'Book Antiqua'" style:font-adornments="粗体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2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微软雅黑" svg:font-family="微软雅黑" style:font-adornments="粗体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2.007cm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WTC_5f_Body" style:display-name="WTC_Body" style:family="paragraph" style:parent-style-name="Standard" style:auto-update="true" style:class="text" style:master-page-name="">
      <style:paragraph-properties fo:margin-left="0cm" fo:margin-right="0cm" fo:margin-top="0.101cm" fo:margin-bottom="0.101cm" fo:line-height="125%" fo:text-align="justify" style:justify-single-word="false" fo:hyphenation-ladder-count="no-limit" fo:text-indent="0.4cm" style:auto-text-indent="false" style:page-number="auto" style:punctuation-wrap="simple"/>
      <style:text-properties style:font-name="Book Antiqua" fo:font-size="11pt" fo:language="en" fo:country="US" style:font-name-asian="宋体" style:font-size-asian="10pt" style:language-asian="zh" style:country-asian="CN" style:font-size-complex="12pt" fo:hyphenate="true" fo:hyphenation-remain-char-count="2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TC_5f_Title" style:display-name="WTC_Title" style:family="paragraph" style:parent-style-name="WTC_5f_Body" style:auto-update="true" style:default-outline-level="1" style:class="text" style:master-page-name="">
      <style:paragraph-properties fo:margin-top="0.101cm" fo:margin-bottom="0.199cm" fo:line-height="100%" fo:text-align="start" style:justify-single-word="false" style:page-number="auto">
        <style:tab-stops/>
      </style:paragraph-properties>
      <style:text-properties style:font-name="Georgia" fo:font-size="13pt" fo:font-weight="bold" style:font-size-asian="12pt" style:font-weight-asian="bold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WTC_5f_Notes" style:display-name="WTC_Notes" style:family="paragraph" style:parent-style-name="WTC_5f_Body" style:auto-update="true" style:class="text">
      <style:paragraph-properties fo:margin-left="0cm" fo:margin-right="0cm" fo:margin-top="0cm" fo:margin-bottom="0.254cm" fo:text-indent="0.508cm" style:auto-text-indent="false"/>
      <style:text-properties style:use-window-font-color="true" style:font-name="Century" fo:font-size="10pt" style:font-name-asian="楷体_GB231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WTC_5f_Footnote" style:display-name="WTC_Footnote" style:family="paragraph" style:parent-style-name="Footnote" style:auto-update="true" style:master-page-name="">
      <style:paragraph-properties fo:text-align="justify" style:justify-single-word="false" style:page-number="auto" style:punctuation-wrap="simple"/>
      <style:text-properties style:font-name="Century" fo:font-size="10pt" style:font-name-asian="SimSun" style:font-size-asian="9pt" style:language-asian="zh" style:country-asian="CN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WTC_5f_Title_5f_2_5f_R" style:display-name="WTC_Title_2_R" style:family="paragraph" style:auto-update="true" style:master-page-name="">
      <style:paragraph-properties fo:margin-left="0cm" fo:margin-right="0cm" fo:margin-top="0cm" fo:margin-bottom="0.199cm" fo:line-height="125%" fo:text-align="end" style:justify-single-word="false" fo:text-indent="0.51cm" style:auto-text-indent="false" style:page-number="auto"/>
      <style:text-properties style:font-name="Georgia1" fo:font-size="10.5pt" fo:font-weight="bold" style:font-name-asian="宋体" style:font-size-asian="10pt" style:language-asian="zh" style:country-asian="CN" style:font-weight-asian="bold" style:font-size-complex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WTC_5f_Header_5f_L" style:display-name="WTC_Header_L" style:family="paragraph" style:parent-style-name="Header_20_left" style:auto-update="true">
      <style:paragraph-properties fo:text-align="end" style:justify-single-word="false"/>
      <style:text-properties style:font-name="Century1" fo:font-size="10pt" style:font-name-asian="宋体1" style:font-size-asian="10pt"/>
    </style:style>
    <style:style style:name="WTC_5f_Header_5f_R" style:display-name="WTC_Header_R" style:family="paragraph" style:parent-style-name="Header_20_right" style:auto-update="true">
      <style:text-properties style:font-name="Century1" fo:font-size="10pt" style:font-name-asian="宋体1" style:font-size-asian="10pt"/>
    </style:style>
    <style:style style:name="WTC_5f_Footer_5f_L" style:display-name="WTC_Footer_L" style:family="paragraph" style:parent-style-name="Footer_20_left" style:auto-update="true">
      <style:paragraph-properties fo:text-align="end" style:justify-single-word="false"/>
      <style:text-properties style:font-name="Century1" fo:font-size="10pt" style:font-name-asian="宋体1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WTC_5f_Footer_5f_R" style:display-name="WTC_Footer_R" style:family="paragraph" style:parent-style-name="Footer_20_right" style:auto-update="true">
      <style:text-properties style:font-name="Century1" fo:font-size="10pt" style:font-name-asian="宋体1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WTC_5f_Title_5f_2" style:display-name="WTC_Title_2" style:family="paragraph" style:parent-style-name="Heading" style:next-style-name="WTC_5f_Body" style:auto-update="true" style:default-outline-level="2" style:class="text" style:master-page-name="">
      <style:paragraph-properties fo:margin-top="0.101cm" fo:margin-bottom="0.199cm" fo:text-align="start" style:justify-single-word="false" style:page-number="auto" fo:background-color="transparent" style:shadow="none">
        <style:tab-stops/>
        <style:background-image/>
      </style:paragraph-properties>
      <style:text-properties fo:font-size="10.5pt" fo:font-weight="bold" style:font-name-asian="宋体2" style:font-size-asian="10.5pt" style:font-weight-asian="bold" style:font-size-complex="12pt"/>
    </style:style>
    <style:style style:name="WTC_5f_Body_5f_Tight" style:display-name="WTC_Body_Tight" style:family="paragraph" style:parent-style-name="WTC_5f_Body">
      <style:paragraph-properties fo:margin-top="0cm" fo:margin-bottom="0cm" fo:line-height="100%"/>
    </style:style>
    <style:style style:name="WTC_5f_Body_5f_Center" style:display-name="WTC_Body_Center" style:family="paragraph" style:parent-style-name="WTC_5f_Body_5f_Tight" style:auto-update="true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WTC_5f_Body_5f_List" style:display-name="WTC_Body_List" style:family="paragraph" style:auto-update="true" style:list-style-name="Numbering_20_1" style:master-page-name="">
      <style:paragraph-properties fo:margin-left="0.4cm" fo:margin-right="0cm" fo:margin-top="0cm" fo:margin-bottom="0.101cm" fo:text-align="start" style:justify-single-word="false" fo:text-indent="0cm" style:auto-text-indent="false" style:page-number="auto">
        <style:tab-stops>
          <style:tab-stop style:position="0.794cm"/>
        </style:tab-stops>
      </style:paragraph-properties>
      <style:text-properties style:font-name="Book Antiqua1" fo:font-size="11pt" style:font-name-asian="宋体" style:font-size-asian="10pt" style:language-asian="zh" style:country-asian="CN" style:font-size-complex="12pt"/>
    </style:style>
    <style:style style:name="WTC_5f_Body_5f_Center_5f_Italic" style:display-name="WTC_Body_Center_Italic" style:family="paragraph" style:auto-update="true">
      <style:paragraph-properties fo:text-align="center" style:justify-single-word="false"/>
      <style:text-properties style:font-name="Georgia2" fo:font-size="11pt" fo:font-style="italic" style:font-name-asian="宋体" style:font-size-asian="10pt" style:language-asian="zh" style:country-asian="CN" style:font-size-complex="12pt"/>
    </style:style>
    <style:style style:name="WTC_5f_Table_5f_Body" style:display-name="WTC_Table_Body" style:family="paragraph" style:parent-style-name="Table_20_Contents" style:auto-update="true" style:master-page-name="">
      <style:paragraph-properties fo:line-height="125%" style:page-number="auto" fo:background-color="transparent">
        <style:background-image/>
      </style:paragraph-properties>
      <style:text-properties style:font-name="Book Antiqua1" fo:font-size="11pt" style:font-name-asian="宋体" style:font-size-asian="10pt" style:language-asian="zh" style:country-asian="CN" style:font-size-complex="12pt"/>
    </style:style>
    <style:style style:name="WTC_5f_Table_5f_Body_5f_R" style:display-name="WTC_Table_Body_R" style:family="paragraph" style:parent-style-name="Table_20_Contents" style:auto-update="true" style:master-page-name="">
      <style:paragraph-properties fo:text-align="end" style:justify-single-word="false" style:page-number="auto"/>
      <style:text-properties style:font-size-complex="12pt"/>
    </style:style>
    <style:style style:name="WTC_5f_Body_5f_List_5f__2a__2a_" style:display-name="WTC_Body_List_**" style:family="paragraph" style:auto-update="true" style:list-style-name="List_20_2" style:master-page-name="">
      <style:paragraph-properties fo:margin-left="1.6cm" fo:margin-right="0cm" fo:margin-top="0cm" fo:margin-bottom="0cm" fo:line-height="100%" fo:text-indent="-0.801cm" style:auto-text-indent="false" style:page-number="auto" fo:background-color="transparent">
        <style:tab-stops>
          <style:tab-stop style:position="0.741cm"/>
          <style:tab-stop style:position="0.79cm"/>
        </style:tab-stops>
        <style:background-image/>
      </style:paragraph-properties>
      <style:text-properties style:font-name="Book Antiqua1" fo:font-size="11pt" style:font-name-asian="宋体" style:font-size-asian="10pt" style:language-asian="zh" style:country-asian="CN" style:font-size-complex="12pt"/>
    </style:style>
    <style:style style:name="WTC_5f_Table_5f_Body_5f_Bold" style:display-name="WTC_Table_Body_Bold" style:family="paragraph" style:parent-style-name="WTC_5f_Table_5f_Body" style:auto-update="true">
      <style:text-properties fo:font-weight="bold" style:font-weight-asian="bold" style:font-size-complex="12pt"/>
    </style:style>
    <style:style style:name="WTC_5f_Body_5f_List_5f__2a_" style:display-name="WTC_Body_List_*" style:family="paragraph" style:parent-style-name="WTC_5f_Body_5f_List" style:auto-update="true" style:list-style-name="List_20_1" style:master-page-name="">
      <style:paragraph-properties fo:margin-left="0.9cm" fo:margin-right="0cm" fo:margin-top="0cm" fo:margin-bottom="0.101cm" fo:line-height="100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style:font-size-complex="12pt" fo:hyphenate="true" fo:hyphenation-remain-char-count="2" fo:hyphenation-push-char-count="2"/>
    </style:style>
    <style:style style:name="WTC_5f_Body_5f_List_5f_ML" style:display-name="WTC_Body_List_ML" style:family="paragraph" style:parent-style-name="WTC_5f_Body_5f_List" style:auto-update="true" style:master-page-name="">
      <style:paragraph-properties fo:margin-left="0.801cm" fo:margin-right="0cm" fo:margin-top="0.275cm" fo:margin-bottom="0.275cm" fo:line-height="125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fo:hyphenate="true" fo:hyphenation-remain-char-count="2" fo:hyphenation-push-char-count="2"/>
    </style:style>
    <style:style style:name="WTC_5f_Body_5f_List_5f__2a__5f_ML" style:display-name="WTC_Body_List_*_ML" style:family="paragraph" style:parent-style-name="WTC_5f_Body_5f_List_5f__2a_" style:auto-update="true" style:master-page-name="">
      <style:paragraph-properties fo:margin-top="0.101cm" fo:margin-bottom="0.101cm" fo:hyphenation-ladder-count="no-limit" style:page-number="auto"/>
      <style:text-properties fo:hyphenate="true" fo:hyphenation-remain-char-count="2" fo:hyphenation-push-char-count="3"/>
    </style:style>
    <style:style style:name="WTC_5f_Body_5f_List_5f__2a__2a__5f_ML" style:display-name="WTC_Body_List_**_ML" style:family="paragraph" style:parent-style-name="WTC_5f_Body_5f_List_5f__2a__2a_" style:auto-update="true" style:master-page-name="">
      <style:paragraph-properties fo:margin-top="0.101cm" fo:margin-bottom="0.101cm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WTC_5f_Title_5f_3" style:display-name="WTC_Title_3" style:family="paragraph" style:parent-style-name="WTC_5f_Title_5f_2" style:auto-update="true" style:default-outline-level="3">
      <style:text-properties style:font-name="Book Antiqua2" fo:font-size="11pt" style:font-size-complex="12pt"/>
    </style:style>
    <style:style style:name="WTC_5f_Body_5f_NoIndent" style:display-name="WTC_Body_NoIndent" style:family="paragraph" style:parent-style-name="WTC_5f_Body" style:auto-update="true">
      <style:paragraph-properties fo:margin-left="0cm" fo:margin-right="0cm" fo:text-indent="0cm" style:auto-text-indent="false"/>
      <style:text-properties style:font-name="Book Antiqua1" style:font-size-complex="12pt"/>
    </style:style>
    <style:style style:name="WTC_5f_Body_5f_List_5f__2a__5f_I" style:display-name="WTC_Body_List_*_I" style:family="paragraph" style:parent-style-name="WTC_5f_Body_5f_List_5f__2a_" style:auto-update="true">
      <style:text-properties fo:font-style="italic" style:font-style-asian="italic" style:font-size-complex="12pt"/>
    </style:style>
    <style:style style:name="WTC_5f_Body_5f_List_5f__2a__2a__5f_ML_5f_NoMark" style:display-name="WTC_Body_List_**_ML_NoMark" style:family="paragraph" style:parent-style-name="WTC_5f_Body_5f_List_5f__2a__2a__5f_ML" style:auto-update="true" style:list-style-name="">
      <style:paragraph-properties fo:margin-left="1.6cm" fo:margin-right="0cm" fo:text-indent="0cm" style:auto-text-indent="false"/>
    </style:style>
    <style:style style:name="Normal_20_Table" style:display-name="Normal Table" style:family="paragraph"/>
    <style:style style:name="adam_5f_param_5f_normal" style:display-name="adam_param_normal" style:family="paragraph" style:parent-style-name="Text_20_body" style:master-page-name="">
      <style:paragraph-properties fo:margin-top="0cm" fo:margin-bottom="0.259cm" fo:line-height="125%" fo:text-align="justify" style:justify-single-word="false" style:page-number="auto" style:writing-mode="lr-tb"/>
      <style:text-properties style:font-name="Arial1" fo:font-size="10pt" style:font-name-asian="宋体" style:font-size-asian="10pt" style:language-asian="zh" style:country-asian="CN" style:font-size-complex="12pt"/>
    </style:style>
    <style:style style:name="adam_5f_code" style:display-name="adam_code" style:family="paragraph" style:parent-style-name="adam_5f_param_5f_normal" style:master-page-name="">
      <style:paragraph-properties fo:margin-left="0.409cm" fo:margin-right="0cm" fo:margin-top="0cm" fo:margin-bottom="0cm" fo:line-height="100%" fo:text-indent="0cm" style:auto-text-indent="false" style:page-number="auto" fo:background-color="transparent" fo:padding="0.049cm" fo:border-left="0.26pt solid #000000" fo:border-right="none" fo:border-top="none" fo:border-bottom="none" style:shadow="none" style:line-break="normal" style:writing-mode="lr-tb">
        <style:background-image/>
      </style:paragraph-properties>
      <style:text-properties style:use-window-font-color="true" style:font-name="Courier New" fo:font-size="10pt" style:font-size-asian="10pt" style:font-size-complex="12pt"/>
    </style:style>
    <style:style style:name="Table" style:family="paragraph" style:parent-style-name="Caption" style:class="extra"/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TC_5f_Title_5f_4" style:display-name="WTC_Title_4" style:family="paragraph" style:parent-style-name="WTC_5f_Title_5f_3" style:auto-update="true" style:default-outline-level="4" style:list-style-name="">
      <style:text-properties fo:font-size="10pt" fo:font-weight="normal" style:font-size-asian="10pt" style:font-weight-asian="normal" style:font-size-complex="12pt"/>
    </style:style>
    <style:style style:name="adam_5f_title_5f_1" style:display-name="adam_title_1" style:family="paragraph" style:parent-style-name="Heading_20_3" style:default-outline-level="" style:list-style-name="" style:master-page-name="">
      <style:paragraph-properties style:page-number="auto"/>
      <style:text-properties fo:font-variant="normal" fo:text-transform="none" fo:font-size="14pt" fo:letter-spacing="0.071cm" style:text-underline-style="none" style:font-name-asian="微软雅黑" style:font-size-asian="14pt" style:font-size-complex="12pt"/>
    </style:style>
    <style:style style:name="adam_5f_title_5f_3" style:display-name="adam_title_3" style:family="paragraph" style:master-page-name="">
      <style:paragraph-properties fo:margin-top="0.203cm" fo:margin-bottom="0.203cm" style:page-number="auto"/>
      <style:text-properties style:font-name="DejaVu Sans Mono" fo:font-size="10.5pt" fo:font-style="normal" fo:font-weight="bold" style:font-name-asian="宋体2" style:font-size-asian="10.5pt" style:font-style-asian="normal" style:font-weight-asian="bold" style:font-size-complex="12pt"/>
    </style:style>
    <style:style style:name="adam_5f_param" style:display-name="adam_param" style:family="paragraph" style:parent-style-name="Text_20_body">
      <style:paragraph-properties fo:margin-top="0.199cm" fo:margin-bottom="0.101cm" style:shadow="none" style:writing-mode="lr-tb"/>
      <style:text-properties style:use-window-font-color="true" style:font-name="DejaVu Sans" fo:font-size="10.5pt" fo:font-weight="normal" style:font-size-asian="10.5pt" style:font-weight-asian="normal" style:font-size-complex="12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TC_5f_Body_5f_Bold" style:display-name="WTC_Body_Bold" style:family="text">
      <style:text-properties style:font-name="Book Antiqua3" fo:font-size="11pt" fo:font-style="normal" fo:text-shadow="none" fo:font-weight="bold" style:font-name-asian="宋体" style:font-size-asian="10pt" style:font-weight-asian="bold" style:font-size-complex="12pt" style:text-overline-style="none" style:text-overline-color="font-color"/>
    </style:style>
    <style:style style:name="WTC_5f_Body_5f_Up" style:display-name="WTC_Body_Up" style:family="text">
      <style:text-properties style:text-position="17% 70%" style:font-name="Book Antiqua1" fo:font-size="11pt" style:font-name-asian="宋体" style:font-size-asian="10pt" style:font-size-complex="12pt"/>
    </style:style>
    <style:style style:name="WTC_5f_Body_5f_Italic" style:display-name="WTC_Body_Italic" style:family="text">
      <style:text-properties fo:font-size="11pt" fo:font-style="italic" style:font-name-asian="宋体" style:font-size-asian="10pt" style:font-style-asian="italic" style:font-size-complex="12pt"/>
    </style:style>
    <style:style style:name="WTC_5f_Body_5f_Todo" style:display-name="WTC_Body_Todo" style:family="text">
      <style:text-properties fo:color="#ff0000" style:font-name="Book Antiqua1" fo:font-size="11pt" style:font-name-asian="宋体" style:font-size-asian="10pt" style:font-size-complex="12pt"/>
    </style:style>
    <style:style style:name="WTC_5f_Body_5f_Comments" style:display-name="WTC_Body_Comments" style:family="text" style:parent-style-name="WTC_5f_Body_5f_Todo">
      <style:text-properties fo:color="#2300dc"/>
    </style:style>
    <style:style style:name="Line_20_numbering" style:display-name="Line numbering" style:family="text"/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WTC_5f_Header_5f_L">
      <style:text-properties style:language-asian="zh" style:country-asian="CN"/>
    </style:style>
    <style:style style:name="MP2" style:family="paragraph" style:parent-style-name="WTC_5f_Header_5f_R">
      <style:text-properties style:language-asian="zh" style:country-asian="CN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1.52cm" fo:margin-right="2.10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snap-to="true" style:footnote-max-height="0cm">
        <style:background-image/>
        <style:columns fo:column-count="1" fo:column-gap="0cm"/>
        <style:footnote-sep style:width="0.018cm" style:distance-before-sep="0.102cm" style:distance-after-sep="0.356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OC</text:p>
      </style:header>
      <style:header-left>
        <text:p text:style-name="MP2">MOC</text:p>
      </style:header-left>
      <style:footer>
        <text:p text:style-name="WTC_5f_Footer_5f_L"><text:page-number text:select-page="current">7</text:page-number></text:p>
      </style:footer>
      <style:footer-left>
        <text:p text:style-name="WTC_5f_Footer_5f_R"><text:page-number text:select-page="current">8</text:page-number></text:p>
      </style:footer-left>
    </style:master-page>
    <style:master-page style:name="HTML" style:page-layout-name="Mpm2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09-20T12:15:14.41</dc:date>
    <meta:editing-duration>P3DT41M42S</meta:editing-duration>
    <meta:editing-cycles>608</meta:editing-cycles>
    <meta:generator>LibreOffice/3.4$Win32 LibreOffice_project/340m1$Build-103</meta:generator>
    <meta:document-statistic meta:table-count="0" meta:image-count="0" meta:object-count="0" meta:page-count="8" meta:paragraph-count="0" meta:word-count="1141" meta:character-count="9823" meta:non-whitespace-character-count="8580"/>
    <meta:user-defined meta:name="Info 1"/>
    <meta:user-defined meta:name="Info 2"/>
    <meta:user-defined meta:name="Info 3"/>
    <meta:user-defined meta:name="Info 4"/>
  </office:meta>
</office:document-meta>
</file>